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5.265cm" fo:margin-left="-0.199cm" style:page-number="auto" table:align="left" style:writing-mode="lr-tb"/>
    </style:style>
    <style:style style:name="Tabla1.A" style:family="table-column">
      <style:table-column-properties style:column-width="4.953cm"/>
    </style:style>
    <style:style style:name="Tabla1.B" style:family="table-column">
      <style:table-column-properties style:column-width="2.671cm"/>
    </style:style>
    <style:style style:name="Tabla1.C" style:family="table-column">
      <style:table-column-properties style:column-width="3.812cm"/>
    </style:style>
    <style:style style:name="Tabla1.D" style:family="table-column">
      <style:table-column-properties style:column-width="3.829cm"/>
    </style:style>
    <style:style style:name="Tabla1.1" style:family="table-row">
      <style:table-row-properties style:min-row-height="0.942cm" fo:keep-together="auto"/>
    </style:style>
    <style:style style:name="Tabla1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2.101cm" fo:keep-together="auto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7" style:family="table-row">
      <style:table-row-properties style:min-row-height="6.045cm" fo:keep-together="auto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3.328cm" fo:keep-together="auto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4.417cm" fo:keep-together="auto"/>
    </style:style>
    <style:style style:name="Tabla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 style:list-style-name="L1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style:snap-to-layout-grid="false"/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ize-complex="11pt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">CASO DE USO: VEURE DETALLS DE CURS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Versión</text:p>
          </table:table-cell>
          <table:table-cell table:style-name="Tabla1.B2" office:value-type="string">
            <text:p text:style-name="P2">1.0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11/11/2016</text:p>
          </table:table-cell>
        </table:table-row>
        <table:table-row table:style-name="Tabla1.2">
          <table:table-cell table:style-name="Tabla1.A2" office:value-type="string">
            <text:p text:style-name="P1">Autores</text:p>
          </table:table-cell>
          <table:table-cell table:style-name="Tabla1.B3" table:number-columns-spanned="3" office:value-type="string">
            <text:p text:style-name="P2">Santi Puig i Cadafalch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">Descripción</text:p>
          </table:table-cell>
          <table:table-cell table:style-name="Tabla1.B4" table:number-columns-spanned="3" office:value-type="string">
            <text:p text:style-name="P2">Aquest cas d'us descriu com un usuari (possible alumne) o un administrador consulta la informació detallada sobre un curs determinat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Actores</text:p>
          </table:table-cell>
          <table:table-cell table:style-name="Tabla1.B5" table:number-columns-spanned="3" office:value-type="string">
            <text:p text:style-name="P2">Alumne, Administrador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Precondiciones</text:p>
          </table:table-cell>
          <table:table-cell table:style-name="Tabla1.B6" table:number-columns-spanned="3" office:value-type="string">
            <text:p text:style-name="P2">L'administrador prèviament ja ha donat d'alta una sèrie de cursos amb una data de finalització posterior a la data <text:s/>actual del sistema.</text:p>
            <text:p text:style-name="P2">La data del sistema estarà actualitzada.</text:p>
          </table:table-cell>
          <table:covered-table-cell/>
          <table:covered-table-cell/>
        </table:table-row>
        <table:table-row table:style-name="Tabla1.7">
          <table:table-cell table:style-name="Tabla1.A2" office:value-type="string">
            <text:p text:style-name="P1">Flujo principal</text:p>
          </table:table-cell>
          <table:table-cell table:style-name="Tabla1.B7" table:number-columns-spanned="3" office:value-type="string">
            <text:list xml:id="list797518838" text:style-name="L1">
              <text:list-item>
                <text:p text:style-name="P3">L'usuari escull la opció de consultar el llistat de cursos en el menu principal</text:p>
              </text:list-item>
              <text:list-item>
                <text:p text:style-name="P3">El sistema ofereix filtres per filtrar per descripció, codi i interval de dates d'inici de curs.</text:p>
              </text:list-item>
              <text:list-item>
                <text:p text:style-name="P3">L'usuari introdueix les dades en els filtres, o els deixa en blanc perquè els aparegui tots</text:p>
              </text:list-item>
              <text:list-item>
                <text:p text:style-name="P3">El sistema executa una consulta a la BD de tots els cursos que coincideixi amb els fitres. Si no s'indica cap filtra, filtrarà per aquells cursos on la data final sigui posterior a la data del sistema.</text:p>
              </text:list-item>
              <text:list-item>
                <text:p text:style-name="P3">El sistema visualitza el llistat de cursos.</text:p>
              </text:list-item>
            </text:list>
          </table:table-cell>
          <table:covered-table-cell/>
          <table:covered-table-cell/>
        </table:table-row>
        <table:table-row table:style-name="Tabla1.8">
          <table:table-cell table:style-name="Tabla1.A2" office:value-type="string">
            <text:p text:style-name="P1">Flujos alternativos</text:p>
          </table:table-cell>
          <table:table-cell table:style-name="Tabla1.B8" table:number-columns-spanned="3" office:value-type="string">
            <text:p text:style-name="P5">No troba dades</text:p>
            <text:p text:style-name="P5"/>
            <text:p text:style-name="P5"><text:span text:style-name="T1">El sistema informa que no s'ha trobat cap curs amb les condicions indicades, i mostra link per tornar a menu principal o tornar al filtre de la consulta.</text:span>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Postcondiciones</text:p>
          </table:table-cell>
          <table:table-cell table:style-name="Tabla1.B9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Requerimientos no funcionales</text:p>
          </table:table-cell>
          <table:table-cell table:style-name="Tabla1.B10" table:number-columns-spanned="3" office:value-type="string">
            <text:p text:style-name="P2">Les vistes mostrades han de ser mostrades en català.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Prioridad</text:p>
          </table:table-cell>
          <table:table-cell table:style-name="Tabla1.B1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2">
          <table:table-cell table:style-name="Tabla1.A2" office:value-type="string">
            <text:p text:style-name="P4">Comentarios</text:p>
          </table:table-cell>
          <table:table-cell table:style-name="Tabla1.B12" table:number-columns-spanned="3" office:value-type="string">
            <text:p text:style-name="P2">En la mateixa vista del llistat oferirà opció de consultar els detalls de cada curs, i si l'usuari està validat com a administrador, oferirà a més les opcions a modificar i esborrar el curs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 D’ÚS: nom del cas</dc:title>
    <meta:initial-creator>Alumne</meta:initial-creator>
    <meta:creation-date>2010-09-06T11:54:00</meta:creation-date>
    <dc:creator>usuarim </dc:creator>
    <dc:date>2016-11-11T12:54:40</dc:date>
    <meta:editing-cycles>6</meta:editing-cycles>
    <meta:editing-duration>PT51M</meta:editing-duration>
    <meta:generator>LibreOffice/3.5$Linux_x86 LibreOffice_project/350m1$Build-2</meta:generator>
    <meta:document-statistic meta:table-count="1" meta:image-count="0" meta:object-count="0" meta:page-count="1" meta:paragraph-count="29" meta:word-count="248" meta:character-count="1475" meta:non-whitespace-character-count="1260"/>
    <meta:user-defined meta:name="Información 1"/>
    <meta:user-defined meta:name="Información 2"/>
    <meta:user-defined meta:name="Información 3"/>
    <meta:user-defined meta:name="Información 4"/>
  </office:meta>
</office:document-meta>
</file>